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GARCIA VARGAS, OLGA MARIA</text:span></text:p>
      <text:p text:style-name="P3"><text:span text:style-name="T6">CANT. TOTAL DE CAJAS: 6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ISAMISA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S 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6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CAMANA</text:span></text:p>
      <text:p text:style-name="P6"/>
      <text:p text:style-name="P6">Recojo: <text:span text:style-name="T3">GARCIA VARGAS, OLGA MARIA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0T22:25:00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